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Courier 10 Pitch" fo:font-size="10pt" style:font-size-asian="10pt" style:font-size-complex="10pt"/>
    </style:style>
    <style:style style:name="P3" style:family="paragraph" style:parent-style-name="Heading">
      <style:paragraph-properties fo:text-align="center" style:justify-single-word="false"/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clipse Cheat Sheet</text:p>
      <text:p text:style-name="Standard"/>
      <text:p text:style-name="Standard"/>
      <text:h text:style-name="Heading_20_1" text:outline-level="1">log4j</text:h>
      <text:p text:style-name="Standard"/>
      <text:h text:style-name="Heading_20_2" text:outline-level="2">Create a User Library in the Workspace</text:h>
      <text:list xml:id="list920258453" text:style-name="L1">
        <text:list-item>
          <text:p text:style-name="P1">Window → Preferences → Java → Build Path → User Libraries → New → log4j</text:p>
        </text:list-item>
        <text:list-item>
          <text:p text:style-name="P1">Add JARs → /home/software/tool/apache/log4j/1.2.15/log4j-1.2.15.jar</text:p>
          <text:list>
            <text:list-item>
              <text:p text:style-name="P1">Source attachment → Edit... → External Folder → /home/software/tool/apache/log4j/1.2.15/src</text:p>
            </text:list-item>
          </text:list>
        </text:list-item>
      </text:list>
      <text:p text:style-name="Standard">This library is now available for all the workspace projects to add. If you expect to add this library to other workspaces, you can do Windows → Preferences → Java-&gt; Build Path → User Libraries → Export … and save the library path info as a *.userlibraries file, which can be imported by other workspaces using Windows → Preferences → Java-&gt; Build Path → User Libraries → Import ...</text:p>
      <text:p text:style-name="Standard"/>
      <text:h text:style-name="Heading_20_2" text:outline-level="2">Add User Library to Project</text:h>
      <text:p text:style-name="Standard">Right click on project → Properties → Java Build Path → Libraries → Add Library → User Library →log4j</text:p>
      <text:p text:style-name="Standard"><text:s/></text:p>
      <text:h text:style-name="Heading_20_2" text:outline-level="2">Import</text:h>
      <text:p text:style-name="Standard">import org.apache.log4j.Logger;</text:p>
      <text:p text:style-name="Standard"/>
      <text:h text:style-name="Heading_20_2" text:outline-level="2">Declare Static Logger for MyClass</text:h>
      <text:p text:style-name="Standard">static Logger log = Logger.getLogger(MyClass.class);</text:p>
      <text:p text:style-name="Standard"/>
      <text:h text:style-name="Heading_20_2" text:outline-level="2">log4j.properties</text:h>
      <text:p text:style-name="Standard">log4j.appender.R.MaxBackupIndex=1</text:p>
      <text:p text:style-name="Standard"></text:p>
      <text:p text:style-name="Standard">log4j.appender.R.layout=org.apache.log4j.PatternLayout</text:p>
      <text:p text:style-name="Standard">log4j.appender.O.layout=org.apache.log4j.PatternLayout</text:p>
      <text:p text:style-name="Standard"></text:p>
      <text:p text:style-name="Standard">log4j.appender.R.layout.ConversionPattern=[%d{ISO8601}]%5p%6.6r[%t]%x - %C.%M(%F:%L) - %m%n</text:p>
      <text:p text:style-name="Standard">log4j.appender.O.layout.ConversionPattern=[%d{ISO8601}]%5p%6.6r[%t]%x - %C.%M(%F:%L) - %m%n</text:p>
      <text:h text:style-name="Heading_20_1" text:outline-level="1">JUnit</text:h>
      <text:p text:style-name="Standard"/>
      <text:p text:style-name="Standard"><text:soft-page-break/>Eclipse 3.5.1 has JUnit bundled with it.</text:p>
      <text:p text:style-name="Standard"/>
      <text:p text:style-name="Standard">File → New → JUnit test case → New JUnit 4 test</text:p>
      <text:p text:style-name="Standard">If you don't have JUnit 4 already on the build path, it will prompt you to do so.</text:p>
      <text:p text:style-name="Standard"/>
      <text:h text:style-name="Heading_20_2" text:outline-level="2">Import</text:h>
      <text:p text:style-name="Standard">import org.junit.Test;</text:p>
      <text:p text:style-name="Standard">import static org.junit.Assert.*;</text:p>
      <text:p text:style-name="Standard"/>
      <text:h text:style-name="Heading_20_2" text:outline-level="2">Decorated Test Method</text:h>
      <text:p text:style-name="Standard"><text:tab/>@Test public void testValidation() {...</text:p>
      <text:h text:style-name="Heading_20_1" text:outline-level="1">EGit</text:h>
      <text:p text:style-name="Standard">Update site: http://download.eclipse.org/egit/updates</text:p>
      <text:p text:style-name="Standard"/>
      <text:h text:style-name="Heading_20_1" text:outline-level="1">CDT</text:h>
      <text:p text:style-name="Standard"/>
      <text:p text:style-name="Standard">Update site: http://download.eclipse.org/tools/cdt/releases/galileo</text:p>
      <text:p text:style-name="Standard"/>
      <text:h text:style-name="Heading_20_2" text:outline-level="2">#define</text:h>
      <text:p text:style-name="Standard">First, select a project in the Project Explorer pane on the left. Then:</text:p>
      <text:p text:style-name="Standard">Project → Properties → C/C++ General → Paths and Symbols</text:p>
      <text:p text:style-name="Standard"></text:p>
      <text:h text:style-name="Heading_20_2" text:outline-level="2">#include</text:h>
      <text:p text:style-name="Standard">To add directories to #include from, you can do one of two things. First, select a project in the Project Explorer pane on the left. Then:</text:p>
      <text:p text:style-name="Standard">Project → Properties → C/C++ General → Paths and Symbols → Incluldes → Gnu C++</text:p>
      <text:p text:style-name="Standard"><text:s/></text:p>
      <text:p text:style-name="Standard">Note that you can use environment variables in specifying the path. This lets you keep your build environment operational after software upgrades.</text:p>
      <text:p text:style-name="Standard">Sometimes you will see grayed-out include paths that you cannot get rid of via the GUI. This is a known bug. Delete ${workspace}/.metadata/.plugins/org.eclipse.cdt.make.core/${projectname}.sc</text:p>
      <text:p text:style-name="Standard"/>
      <text:h text:style-name="Heading_20_1" text:outline-level="1">CUDA</text:h>
      <text:h text:style-name="Heading_20_2" text:outline-level="2">Keyword Problems</text:h>
      <text:p text:style-name="Standard">The __global__, __device__, and __shared__ keywords cause parsing problems. To get around this:</text:p>
      <text:p text:style-name="Standard"/>
      <text:p text:style-name="P2">#ifdef __CDT_PARSER__</text:p>
      <text:p text:style-name="P2"><text:soft-page-break/>// The following gets rid of the errors in Eclipse CDT caused by CUDA-specific keywords.</text:p>
      <text:p text:style-name="P2">// http://www.eclipse.org/forums/index.php?t=msg&amp;goto=231017</text:p>
      <text:p text:style-name="P2">#define __global__</text:p>
      <text:p text:style-name="P2">#define __device__</text:p>
      <text:p text:style-name="P2">#define __shared__</text:p>
      <text:p text:style-name="P2">#endif</text:p>
      <text:h text:style-name="Heading_20_2" text:outline-level="2">File Extension Mapping</text:h>
      <text:p text:style-name="Text_20_body">Windows -&gt; Preferences -&gt; C/C++ -&gt; File Types</text:p>
      <text:p text:style-name="Text_20_body">add "*.cu" mapping to C++ source file.</text:p>
      <text:h text:style-name="Heading_20_1" text:outline-level="1">Creating a CUDA Project</text:h>
      <text:p text:style-name="Text_20_body">Create the makefiles manually, since the auto-generated versions include flags that cause nvcc indigestion.</text:p>
      <text:p text:style-name="Text_20_body">New C++ Project → Makefile Project → Blank</text:p>
      <text:p text:style-name="Text_20_body"/>
      <text:h text:style-name="Heading_20_1" text:outline-level="1">TeXlipse</text:h>
      <text:p text:style-name="Standard"/>
      <text:p text:style-name="Standard">Update site: http://texlipse.sourceforge.net</text:p>
      <text:p text:style-name="Standard"/>
      <text:h text:style-name="Heading_20_1" text:outline-level="1">PyDev</text:h>
      <text:p text:style-name="Standard"/>
      <text:p text:style-name="Standard">Update site: http://pydev.org/updates</text:p>
      <text:p text:style-name="Standard"/>
      <text:h text:style-name="Heading_20_1" text:outline-level="1">Google</text:h>
      <text:p text:style-name="Standard"/>
      <text:p text:style-name="Standard">Update site: http://dl.google.com/eclipse/plugin/3.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oftware </meta:initial-creator>
    <meta:creation-date>2010-02-24T08:52:54</meta:creation-date>
    <dc:date>2010-02-24T11:03:11</dc:date>
    <dc:creator>software </dc:creator>
    <meta:editing-duration>PT01H44M06S</meta:editing-duration>
    <meta:editing-cycles>10</meta:editing-cycles>
    <meta:generator>OpenOffice.org/3.1$Linux OpenOffice.org_project/310m19$Build-9420</meta:generator>
    <meta:document-statistic meta:table-count="0" meta:image-count="0" meta:object-count="0" meta:page-count="3" meta:paragraph-count="67" meta:word-count="432" meta:character-count="3183"/>
  </office:meta>
</office:document-meta>
</file>